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image/png" manifest:full-path="Pictures/1000020100000217000000B560B20EF8.png"/>
  <manifest:file-entry manifest:media-type="image/gif" manifest:full-path="Pictures/10000000000001BB00000155F8A1EE4A.gif"/>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style:keep-together="false"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5pt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fo:background-color="#e6e6ff">
        <style:background-image/>
      </style:paragraph-properties>
    </style:style>
    <style:style style:name="P4" style:family="paragraph" style:parent-style-name="Heading_20_6">
      <style:paragraph-properties fo:text-align="justify" style:justify-single-word="false"/>
    </style:style>
    <style:style style:name="P5" style:family="paragraph" style:parent-style-name="Text_20_body" style:list-style-name="List_20_1"/>
    <style:style style:name="P6" style:family="paragraph" style:parent-style-name="Text_20_body" style:list-style-name="Numbering_20_1"/>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agraph-properties fo:margin-left="0cm" fo:margin-right="0cm" fo:margin-top="0cm" fo:margin-bottom="0cm" fo:line-height="100%" fo:text-align="center" fo:text-indent="0cm"/>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2"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2"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032801985" text:style-name="List_20_1">
        <text:list-item>
          <text:p text:style-name="P5">Aller dans le module “Gestion documentaire”</text:p>
        </text:list-item>
        <text:list-item>
          <text:p text:style-name="P5">Sélectionner le menu “Création / Famille”</text:p>
        </text:list-item>
        <text:list-item>
          <text:p text:style-name="P5">Indiquer de quel famille la nouvelle famille doit hériter</text:p>
        </text:list-item>
        <text:list-item>
          <text:p text:style-name="P5">Indiquer le nom de la famille</text:p>
        </text:list-item>
        <text:list-item>
          <text:p text:style-name="P5">Cliquer sur “Créer une nouvelle famille”</text:p>
        </text:list-item>
        <text:list-item>
          <text:p text:style-name="P5">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5">Clic droit sur la famille</text:p>
        </text:list-item>
        <text:list-item>
          <text:p text:style-name="P5">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3"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5">La première ligne permet de définir le cadre (bordure qui entoure les champs)</text:p>
        </text:list-item>
        <text:list-item>
          <text:p text:style-name="P5">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5">Expliquer comment importer des familles dans dynacase en utilisant l'interface Web ou la ligne de commandes.</text:p>
        </text:list-item>
        <text:list-item>
          <text:p text:style-name="P5">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5">Construire un fichier OpenOffice.org ou .cvs en suivant les instructions des chapitres suivants</text:p>
        </text:list-item>
        <text:list-item>
          <text:p text:style-name="P5">Se placer dans le module “Gestion documentaire” de dynacase</text:p>
        </text:list-item>
        <text:list-item>
          <text:p text:style-name="P5">Utiliser le menu “Outils / Importer des documents”</text:p>
        </text:list-item>
        <text:list-item>
          <text:p text:style-name="P5"><text:soft-page-break/>Cliquer sur le bouton “Parcourir” et sélectionner le document .csv ou OpenOffice.org</text:p>
        </text:list-item>
        <text:list-item>
          <text:p text:style-name="P5">Cliquer sur le bouton “Analyse” pour détecter les anomalies</text:p>
        </text:list-item>
        <text:list-item>
          <text:p text:style-name="P5">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text:soft-page-break/>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4"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text:soft-page-break/>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ar défaut dans lequel tout nouveau document de la famille sera crée. Peut être égal au 'auto', ce qui a pour effet de créer un dossier par défaut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11" xml:id="id1" draw:id="id1" svg:width="7.002cm" svg:height="0.914cm" svg:x="0cm" svg:y="0cm"><text:p text:style-name="P10"><text:span text:style-name="T6">Classe Doc</text:span></text:p><draw:enhanced-geometry svg:viewBox="0 0 21600 21600" draw:type="rectangle" draw:enhanced-path="M 0 0 L 21600 0 21600 21600 0 21600 0 0 Z N"/></draw:custom-shape><draw:custom-shape draw:style-name="gr2" draw:text-style-name="P11" xml:id="id2" draw:id="id2" svg:width="6.696cm" svg:height="5.783cm" svg:x="0.152cm" svg:y="2.131cm"><text:p text:style-name="P10"><text:span text:style-name="T6">Classe MaFamille</text:span></text:p><text:p text:style-name="P10"><text:span text:style-name="T6"/></text:p><text:p text:style-name="P10"><text:span text:style-name="T6"/></text:p><text:p text:style-name="P10"><text:span text:style-name="T6"/></text:p><text:p text:style-name="P10"><text:span text:style-name="T6"/></text:p><text:p text:style-name="P10"><text:span text:style-name="T6"/></text:p><text:p text:style-name="P10"><text:span text:style-name="T6"/></text:p><text:p text:style-name="P10"><text:span text:style-name="T6"/></text:p><text:p text:style-name="P10"><text:span text:style-name="T6"/></text:p><text:p text:style-name="P10"><text:span text:style-name="T6"/></text:p><text:p text:style-name="P10"><text:span text:style-name="T6"/></text:p><draw:enhanced-geometry svg:viewBox="0 0 21600 21600" draw:type="rectangle" draw:enhanced-path="M 0 0 L 21600 0 21600 21600 0 21600 0 0 Z N"/></draw:custom-shape><draw:custom-shape draw:style-name="gr3" draw:text-style-name="P11" svg:width="3.652cm" svg:height="1.523cm" svg:x="1.674cm" svg:y="3.651cm"><text:p text:style-name="P10"><text:span text:style-name="T6">Méthode Principale</text:span></text:p><draw:enhanced-geometry svg:viewBox="0 0 21600 21600" draw:type="rectangle" draw:enhanced-path="M 0 0 L 21600 0 21600 21600 0 21600 0 0 Z N"/></draw:custom-shape><draw:custom-shape draw:style-name="gr3" draw:text-style-name="P11" svg:width="3.652cm" svg:height="1.523cm" svg:x="1.674cm" svg:y="5.417cm"><text:p text:style-name="P10"><text:span text:style-name="T6">Méthode Secondaire</text:span></text:p><draw:enhanced-geometry svg:viewBox="0 0 21600 21600" draw:type="rectangle" draw:enhanced-path="M 0 0 L 21600 0 21600 21600 0 21600 0 0 Z N"/></draw:custom-shape><draw:connector draw:style-name="gr4" draw:text-style-name="P11"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11" xml:id="id3" draw:id="id3" svg:width="7.002cm" svg:height="0.914cm" svg:x="0cm" svg:y="0cm"><text:p text:style-name="P10"><text:span text:style-name="T6">Classe Doc</text:span></text:p><draw:enhanced-geometry svg:viewBox="0 0 21600 21600" draw:type="rectangle" draw:enhanced-path="M 0 0 L 21600 0 21600 21600 0 21600 0 0 Z N"/></draw:custom-shape><draw:custom-shape draw:style-name="gr2" draw:text-style-name="P11" xml:id="id5" draw:id="id5" svg:width="7.002cm" svg:height="1.999cm" svg:x="0cm" svg:y="4.701cm"><text:p text:style-name="P10"><text:span text:style-name="T6">Classe MaFamille</text:span></text:p><text:p text:style-name="P10"><text:span text:style-name="T6"/></text:p><text:p text:style-name="P10"><text:span text:style-name="T6"/></text:p><text:p text:style-name="P10"><text:span text:style-name="T6"/></text:p><text:p text:style-name="P10"><text:span text:style-name="T6"/></text:p><draw:enhanced-geometry svg:viewBox="0 0 21600 21600" draw:type="rectangle" draw:enhanced-path="M 0 0 L 21600 0 21600 21600 0 21600 0 0 Z N"/></draw:custom-shape><draw:custom-shape draw:style-name="gr3" draw:text-style-name="P11" svg:width="3.652cm" svg:height="1.521cm" svg:x="3cm" svg:y="5.179cm"><text:p text:style-name="P10"><text:span text:style-name="T6">Méthode Principale</text:span></text:p><draw:enhanced-geometry svg:viewBox="0 0 21600 21600" draw:type="rectangle" draw:enhanced-path="M 0 0 L 21600 0 21600 21600 0 21600 0 0 Z N"/></draw:custom-shape><draw:custom-shape draw:style-name="gr2" draw:text-style-name="P11" xml:id="id4" draw:id="id4" svg:width="7.002cm" svg:height="2.001cm" svg:x="0cm" svg:y="1.7cm"><text:p text:style-name="P10"><text:span text:style-name="T7">Classe Intermédiaire</text:span></text:p><text:p text:style-name="P10"><text:span text:style-name="T6"/></text:p><text:p text:style-name="P10"><text:span text:style-name="T6"/></text:p><text:p text:style-name="P10"><text:span text:style-name="T6"/></text:p><text:p text:style-name="P10"><text:span text:style-name="T6"/></text:p><draw:enhanced-geometry svg:viewBox="0 0 21600 21600" draw:type="rectangle" draw:enhanced-path="M 0 0 L 21600 0 21600 21600 0 21600 0 0 Z N"/></draw:custom-shape><draw:custom-shape draw:style-name="gr3" draw:text-style-name="P11" svg:width="3.654cm" svg:height="1.523cm" svg:x="3.099cm" svg:y="2.178cm"><text:p text:style-name="P10"><text:span text:style-name="T6">Méthode Secondaire</text:span></text:p><draw:enhanced-geometry svg:viewBox="0 0 21600 21600" draw:type="rectangle" draw:enhanced-path="M 0 0 L 21600 0 21600 21600 0 21600 0 0 Z N"/></draw:custom-shape><draw:connector draw:style-name="gr4" draw:text-style-name="P11" svg:x1="3.5cm" svg:y1="0.915cm" svg:x2="3.5cm" svg:y2="1.702cm" draw:start-shape="id3" draw:start-glue-point="2" draw:end-shape="id4" draw:end-glue-point="0" svg:d="m3500-2436v787"><text:p/></draw:connector><draw:connector draw:style-name="gr4" draw:text-style-name="P11"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text:soft-page-break/>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importDocuments) mais seulement pour la famille concerné.</text:p>
          </table:table-cell>
        </table:table-row>
      </table:table>
      <text:p text:style-name="Text_20_body"><text:line-break/><text:lin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4"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402298162" text:style-name="Numbering_20_1">
        <text:list-item>
          <text:p text:style-name="P6">ATTR</text:p>
        </text:list-item>
        <text:list-item>
          <text:p text:style-name="P6">identifiant de l'attribut</text:p>
        </text:list-item>
        <text:list-item>
          <text:p text:style-name="P6">identifiant du cadre ou du tableau englobant</text:p>
        </text:list-item>
        <text:list-item>
          <text:p text:style-name="P6">désignation de l'attribut</text:p>
        </text:list-item>
        <text:list-item>
          <text:p text:style-name="P6">'Y' signifie qu'il fait partie du titre, 'N' il ne fait pas partie du titre</text:p>
        </text:list-item>
        <text:list-item>
          <text:p text:style-name="P6">'Y' signifie qu'il fait partie du résumé, 'N' il ne fait pas partie du résumé</text:p>
        </text:list-item>
        <text:list-item>
          <text:p text:style-name="P6">type de l'attribut</text:p>
        </text:list-item>
        <text:list-item>
          <text:p text:style-name="P6">ordre de l'attribut</text:p>
        </text:list-item>
        <text:list-item>
          <text:p text:style-name="P6">visibilité de l'attribut</text:p>
        </text:list-item>
        <text:list-item>
          <text:p text:style-name="P6">'Y' signifie qu'il est obligatoire, 'N' il ne fait pas obligatoire</text:p>
        </text:list-item>
        <text:list-item>
          <text:p text:style-name="P6">définition de l'hyperlien</text:p>
        </text:list-item>
        <text:list-item>
          <text:p text:style-name="P6">nom du fichier php pour l'aide à la saisie</text:p>
        </text:list-item>
        <text:list-item>
          <text:p text:style-name="P6">nom et attributs de la fonction pour l'aide à la saisie ou nom et attributs de la méthode de calcul (précédé de ::) s'il s'agit d'un attribut calculé (visibilité W)</text:p>
        </text:list-item>
        <text:list-item>
          <text:p text:style-name="P6">extra lien</text:p>
        </text:list-item>
        <text:list-item>
          <text:p text:style-name="P6">nom et attribut de la méthode de contrainte</text:p>
        </text:list-item>
        <text:list-item>
          <text:p text:style-name="P6">options de présentation séparées par des '|'.</text:p>
        </text:list-item>
      </text:list>
      <text:p text:style-name="Text_20_body"/>
      <text:h text:style-name="Heading_20_4" text:outline-level="4"><text:bookmark-start text:name="les_attributs_de_base_d_une_famille"/><text:soft-page-break/>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text:soft-page-break/>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5">text(”%s environ”) “pour postfixer <text:span text:style-name="Source_20_Text">environ</text:span> après la valeur,</text:p>
        </text:list-item>
        <text:list-item>
          <text:p text:style-name="P5">text(”&lt;B&gt;%s&lt;/B&gt;”) “pour afficher l'attribut en gras.</text:p>
        </text:list-item>
      </text:list>
      <text:p text:style-name="Text_20_body">Ceci est aussi valable pour les type “int” ou “double”</text:p>
      <text:list xml:id="list830729891" text:style-name="List_20_1">
        <text:list-item>
          <text:p text:style-name="P5">double(”%.02f”) : pour afficher un nombre avec 2 décimales</text:p>
        </text:list-item>
        <text:list-item>
          <text:p text:style-name="P5">integer(”%d m²”) : pour afficher (100 m²).</text:p>
        </text:list-item>
        <text:list-item>
          <text:p text:style-name="P5">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5">time(”%H:%M:%S”) pour afficher aussi les secondes,</text:p>
        </text:list-item>
        <text:list-item>
          <text:p text:style-name="P5">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ext:soft-page-break/>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259842933" text:style-name="L1">
        <text:list-item>
          <text:p text:style-name="P7">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5">frame : Un attribut de type “frame” permet d'ajouter une bordure et un titre pour regrouper des champs similaires</text:p>
        </text:list-item>
        <text:list-item>
          <text:p text:style-name="P5">array : Un attribut de type “array” permet de créer des tableaux</text:p>
        </text:list-item>
        <text:list-item>
          <text:p text:style-name="P5">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5">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3"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
      <text:p text:style-name="Text_20_body"><text:soft-page-break/>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5"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3">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ft¦up¦none]. <text:span text:style-name="Source_20_Text">left</text:span> par défaut affiche le libellé à gauche de la valeur. <text:span text:style-name="Source_20_Text">up</text:span> l'affiche dessus en souligné. <text:span text:style-name="Source_20_Text">none</text:span> ne l'affiche pas. Dans le cas de <text:span text:style-name="Source_20_Text">up</text:span> et <text:span text:style-name="Source_20_Text">none</text:span>, la valeur de l'attribut prend la largeur de la fenêtre affichée.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able:table-row table:style-name="Tableau29.1">
          <table:table-cell table:style-name="Tableau29.A1" table:number-columns-spanned="3" office:value-type="string">
            <text:p text:style-name="P3">Options pour les hyperliens</text:p>
          </table:table-cell>
          <table:covered-table-cell/>
          <table:covered-table-cell/>
        </table:table-row>
        <text:soft-page-break/>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3">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3">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3">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text:soft-page-break/>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tstyle</text:p>
          </table:table-cell>
          <table:table-cell table:style-name="Tableau38.A3" office:value-type="string">
            <text:p text:style-name="P1">style css appliqué sur le tableau.</text:p>
            <text:p text:style-name="P1">t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3">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text:soft-pag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3">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3">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3">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
      <text:h text:style-name="Heading_20_5" text:outline-level="5"><text:soft-page-break/>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3">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3">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text:soft-page-break/>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3">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text:soft-page-break/>défaut 300px. </text:p>
          </table:table-cell>
          <table:table-cell table:style-name="Tableau43.C3" office:value-type="string">
            <text:p text:style-name="P1">pour les attributs de <text:soft-page-break/>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4"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6">DEFAULT</text:p>
        </text:list-item>
        <text:list-item>
          <text:p text:style-name="P6">identifiant de l'attribut</text:p>
        </text:list-item>
        <text:list-item>
          <text:p text:style-name="P6">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text:soft-page-break/>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5">pour les énumérés simples :</text:p>
          <text:list>
            <text:list-item>
              <text:p text:style-name="P5">vcheck : boutons radio (exclusifs) alignés verticalement</text:p>
            </text:list-item>
            <text:list-item>
              <text:p text:style-name="P5">hcheck : boutons radio alignés horizontalement</text:p>
            </text:list-item>
            <text:list-item>
              <text:p text:style-name="P5">auto : liste déroulante filtrante</text:p>
            </text:list-item>
            <text:list-item>
              <text:p text:style-name="P5">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5">pour les énumérés multiples :</text:p>
          <text:list>
            <text:list-item>
              <text:p text:style-name="P5">vcheck : boîtes à cocher alignées verticalement</text:p>
            </text:list-item>
            <text:list-item>
              <text:p text:style-name="P5">hcheck : boîtes à cocher alignées horizontalement</text:p>
            </text:list-item>
            <text:list-item>
              <text:p text:style-name="P5">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text:soft-page-break/>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draw:frame draw:style-name="fr1" draw:name="2" text:anchor-type="as-char" svg:width="9.604cm" svg:height="7.461cm" draw:z-index="8"><draw:image xlink:href="Pictures/10000000000001BB00000155F8A1EE4A.gif" xlink:type="simple" xlink:show="embed" xlink:actuate="onLoad"/></draw:frame><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5">Faire un clic droit sur la famille et sélectionner le menu “Éditer les énumérés”</text:p>
        </text:list-item>
        <text:list-item>
          <text:p text:style-name="P5"><text:soft-page-break/>Cliquer sur le bouton correspondant à l'énuméré à modifier</text:p>
        </text:list-item>
        <text:list-item>
          <text:p text:style-name="P5">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5">De créer un nouvel énuméré</text:p>
        </text:list-item>
        <text:list-item>
          <text:p text:style-name="P5">Le deplacer grâce au flèche en dessous de l'énuméré titre</text:p>
        </text:list-item>
        <text:list-item>
          <text:p text:style-name="P5">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658255523" text:style-name="L2">
        <text:list-item>
          <text:p text:style-name="P8">Les caractères ["] (quote), ['] (apostrophe) et [&amp;] (ampersand) sont à proscrire pour la composition des clefs d'énumérés.</text:p>
        </text:list-item>
        <text:list-item>
          <text:p text:style-name="P8">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68779156" text:style-name="L3">
        <text:list-item>
          <text:p text:style-name="P9">%ID% : identifiant du document</text:p>
        </text:list-item>
        <text:list-item>
          <text:p text:style-name="P9">%INITID% : identifiant initial du document (invariable quelque soit la révision du document )</text:p>
        </text:list-item>
        <text:list-item>
          <text:p text:style-name="P9"><text:soft-page-break/>%TITLE% : titre du document</text:p>
        </text:list-item>
        <text:list-item>
          <text:p text:style-name="P9">%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5">%S% : est remplacé par l'URL relative vers dynacase <text:s/>Il doit être utilisé en début de lien.</text:p>
        </text:list-item>
        <text:list-item>
          <text:p text:style-name="P5">%I% : est remplacé par l'identifiant (équivalent à %ID%)</text:p>
        </text:list-item>
        <text:list-item>
          <text:p text:style-name="P5">%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ext:soft-page-break/>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5">NomFonction : Nom de la fonction PHP à appeler</text:p>
        </text:list-item>
        <text:list-item>
          <text:p text:style-name="P5">P1,P2,…: Paramètres de la fonction. Pour ces attributs, il est possible de mettre:</text:p>
          <text:list>
            <text:list-item>
              <text:p text:style-name="P5">D : coordonnée de la base de donnée Dynacase</text:p>
            </text:list-item>
            <text:list-item>
              <text:p text:style-name="P5">I : numéro de référence du document</text:p>
            </text:list-item>
            <text:list-item>
              <text:p text:style-name="P5">{FAMNAME} : FAMNAME étant le nom interne de la famille. Est remplacé par le numéro de référence de la famille</text:p>
            </text:list-item>
            <text:list-item>
              <text:p text:style-name="P5">{PARAM} : PARAM étant un identificateur de paramètre. Est remplacé par la valeur du paramètre</text:p>
            </text:list-item>
            <text:list-item>
              <text:p text:style-name="P5">un chiffre : chiffre mis en argument tel quel</text:p>
            </text:list-item>
            <text:list-item>
              <text:p text:style-name="P5">chaîne de caractère : mise en argument telle quelle</text:p>
            </text:list-item>
          </text:list>
        </text:list-item>
        <text:list-item>
          <text:p text:style-name="P5">R1,R2,R3,…: Identificateur du ou des attributs à modifier</text:p>
        </text:list-item>
      </text:list>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5">$dbaccess : coordonnées de la base de données</text:p>
        </text:list-item>
        <text:list-item>
          <text:p text:style-name="P5">$famid : identificateur de la famille recherchée</text:p>
        </text:list-item>
        <text:list-item>
          <text:p text:style-name="P5">$name : restriction de la recherche au document dont le titre comprend $name</text:p>
        </text:list-item>
        <text:list-item>
          <text:p text:style-name="P5">$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text:soft-page-break/>Exemple<text:bookmark-end text:name="exemple"/></text:h>
      <text:p text:style-name="Text_20_body">soit la famille test dont les attributs sont :</text:p>
      <text:list xml:id="list1700960022" text:style-name="List_20_1">
        <text:list-item>
          <text:p text:style-name="P5">TST_IDSOC : identificateur de la famille société</text:p>
        </text:list-item>
        <text:list-item>
          <text:p text:style-name="P5">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5" text:outline-level="5"><text:bookmark-start text:name="ajouter_un_attribut_calcule"/>Ajouter un attribut calculé<text:bookmark-end text:name="ajouter_un_attribut_calcule"/></text:h>
      <text:h text:style-name="Heading_20_6" text:outline-level="6"><text:bookmark-start text:name="but4"/>But<text:bookmark-end text:name="but4"/></text:h>
      <text:p text:style-name="Text_20_body">Un attribut calculé<text:note text:id="ftn4" text:note-class="footnote"><text:note-citation>4</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text:soft-page-break/>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draw:frame draw:style-name="fr2" draw:name="images1" text:anchor-type="paragraph" svg:width="13.245cm" svg:height="4.48cm" draw:z-index="9"><draw:image xlink:href="Pictures/1000020100000217000000B560B20EF8.png" xlink:type="simple" xlink:show="embed" xlink:actuate="onLoad"/></draw:frame></text:p>
      <text:p text:style-name="Text_20_body"/>
      <text:h text:style-name="Heading_20_5" text:outline-level="5"><text:bookmark-start text:name="creer_une_entree_de_menu_contextuel"/>Créer une entrée de menu <text:bookmark-end text:name="creer_une_entree_de_menu_contextuel"/></text:h>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text:soft-page-break/>La colonne “phpfunc” permet d'indiquer un pré-condition à l'affichage du menu. Cette méthode de l'objet documenta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text:soft-page-break/>lcontrol=yes</text:p>
          </table:table-cell>
        </table:table-row>
      </table:table>
      <text:h text:style-name="P4" text:outline-level="6"/>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text:soft-page-break/>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5">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5">Aller dans le module “Gestion documentaire”</text:p>
        </text:list-item>
        <text:list-item>
          <text:p text:style-name="P5">Sélectionner la recherche “les familles”</text:p>
        </text:list-item>
        <text:list-item>
          <text:p text:style-name="P5">Sélectionner la famille à modifier</text:p>
        </text:list-item>
        <text:list-item>
          <text:p text:style-name="P5">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5">Faire un clic droit sur la famille et sélectionner le menu “Changer d'icône”</text:p>
        </text:list-item>
        <text:list-item>
          <text:p text:style-name="P5">Cliquer sur “Parcourir” et sélectionner une image sur le disque dur</text:p>
        </text:list-item>
        <text:list-item>
          <text:p text:style-name="P5">Cliquer sur le bouton “Importer”</text:p>
        </text:list-item>
      </text:list>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1"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4$Linux LibreOffice_project/340m1$Build-302</meta:generator>
    <dc:date>2011-11-28T15:04:11</dc:date>
    <meta:editing-duration>PT23H44M7S</meta:editing-duration>
    <meta:editing-cycles>74</meta:editing-cycles>
    <dc:creator>Eric Brison</dc:creator>
    <meta:document-statistic meta:table-count="36" meta:image-count="2" meta:object-count="6" meta:page-count="27" meta:paragraph-count="1000" meta:word-count="9171" meta:character-count="58444" meta:non-whitespace-character-count="499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4:58: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4:58: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4:58: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4:58: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ffcc99" fo:border="0.06pt solid #000000"/>
      <style:text-properties fo:color="#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4:58: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transparent" fo:border="0.06pt solid #000000"/>
      <style:text-properties fo:color="#000000"/>
    </style:style>
    <style:style style:name="ce4" style:family="table-cell" style:parent-style-name="Default">
      <style:table-cell-properties fo:background-color="#ccccff" fo:border="0.06pt solid #000000"/>
      <style:text-properties fo:color="#000000"/>
    </style:style>
    <style:style style:name="ce5" style:family="table-cell" style:parent-style-name="Default">
      <style:table-cell-properties fo:background-color="#ffcc99" fo:border="0.06pt solid #000000"/>
      <style:text-properties fo:color="#000000"/>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8">28/11/2011</text:date>, <text:time>14:58:53</text:time></text:p>
        </style:region-right>
      </style:header>
      <style:header-left style:display="false"/>
      <style:footer>
        <text:p>Page <text:page-number>1</text:page-number> / <text:page-count>99</text:page-count></text:p>
      </style:footer>
      <style:footer-left style:display="false"/>
    </style:master-page>
  </office:master-styles>
</office:document-styles>
</file>